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1577" officeooo:paragraph-rsid="000d1577"/>
    </style:style>
    <style:style style:name="P2" style:family="paragraph" style:parent-style-name="Standard">
      <style:text-properties officeooo:rsid="000dd3c9" officeooo:paragraph-rsid="000dd3c9"/>
    </style:style>
    <style:style style:name="P3" style:family="paragraph" style:parent-style-name="Standard">
      <style:text-properties officeooo:rsid="000dd3c9" officeooo:paragraph-rsid="000dd3c9"/>
    </style:style>
    <style:style style:name="P4" style:family="paragraph" style:parent-style-name="Standard">
      <style:text-properties officeooo:rsid="000f5b48" officeooo:paragraph-rsid="000f5b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mos aprender como colocar imagem no fundo dos nossos sites </text:p>
      <text:p text:style-name="P1"/>
      <text:p text:style-name="P2">O processo é bem simples, você vai fazelo atraves do seu css usando o background-image</text:p>
      <text:p text:style-name="P2"/>
      <text:p text:style-name="P2">background-image: url(‘local da sua imagem’) </text:p>
      <text:p text:style-name="P2"/>
      <text:p text:style-name="P4">Tambem é possível usar o link de uma imagem externa na url para que essa imagem se torne o fundo do seu site</text:p>
      <text:p text:style-name="P4"/>
      <text:p text:style-name="P4">Como controlar tamanho da sua imagem</text:p>
      <text:p text:style-name="P4"/>
      <text:p text:style-name="P4">background-size: 100px;</text:p>
      <text:p text:style-name="P4"/>
      <text:p text:style-name="P4">Como controlar a quantidade de vezes que sua imagem vai se repetir</text:p>
      <text:p text:style-name="P4"/>
      <text:p text:style-name="P4">background-repeat: repeat; para que continue a se repetir</text:p>
      <text:p text:style-name="P4">background-repeat: no-repeat; para que a imagem não se repita</text:p>
      <text:p text:style-name="P4">background-repeat: repeat-x; apenas no eixo x</text:p>
      <text:p text:style-name="P4">background-repeat: repeat-y; apenas no eixo 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19:31:10.133043131</meta:creation-date>
    <meta:generator>LibreOffice/6.4.7.2$Linux_X86_64 LibreOffice_project/40$Build-2</meta:generator>
    <dc:date>2022-05-11T20:07:16.649041781</dc:date>
    <meta:editing-duration>PT16M38S</meta:editing-duration>
    <meta:editing-cycles>2</meta:editing-cycles>
    <meta:document-statistic meta:table-count="0" meta:image-count="0" meta:object-count="0" meta:page-count="1" meta:paragraph-count="11" meta:word-count="102" meta:character-count="633" meta:non-whitespace-character-count="540"/>
  </office:meta>
</office:document-meta>
</file>